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b010" officeooo:paragraph-rsid="001dee9e"/>
    </style:style>
    <style:style style:name="P2" style:family="paragraph" style:parent-style-name="Text_20_body">
      <style:text-properties officeooo:paragraph-rsid="001b2bde"/>
    </style:style>
    <style:style style:name="P3" style:family="paragraph" style:parent-style-name="Text_20_body">
      <style:text-properties officeooo:rsid="001dee9e" officeooo:paragraph-rsid="001ec197"/>
    </style:style>
    <style:style style:name="P4" style:family="paragraph" style:parent-style-name="Text_20_body">
      <style:text-properties officeooo:rsid="001ec197" officeooo:paragraph-rsid="001ec197"/>
    </style:style>
    <style:style style:name="P5" style:family="paragraph" style:parent-style-name="Text_20_body">
      <style:text-properties officeooo:rsid="001f5560" officeooo:paragraph-rsid="001f5560"/>
    </style:style>
    <style:style style:name="T1" style:family="text">
      <style:text-properties style:text-position="0% 100%"/>
    </style:style>
    <style:style style:name="T2" style:family="text">
      <style:text-properties style:text-position="0% 100%" officeooo:rsid="001cdb82"/>
    </style:style>
    <style:style style:name="T3" style:family="text">
      <style:text-properties style:text-position="0% 100%" officeooo:rsid="001db010"/>
    </style:style>
    <style:style style:name="T4" style:family="text">
      <style:text-properties style:text-position="0% 100%" officeooo:rsid="001b2bde"/>
    </style:style>
    <style:style style:name="T5" style:family="text">
      <style:text-properties officeooo:rsid="0014297a"/>
    </style:style>
    <style:style style:name="T6" style:family="text">
      <style:text-properties officeooo:rsid="001dee9e"/>
    </style:style>
    <style:style style:name="T7" style:family="text">
      <style:text-properties officeooo:rsid="001ec19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hier des charges</text:p>
      <text:p text:style-name="Subtitle"><text:span text:style-name="T3">RNGesus - </text:span><text:span text:style-name="T1">Snake</text:span></text:p>
      <text:p text:style-name="Text_20_body"><text:span text:style-name="T1"/></text:p>
      <text:p text:style-name="Text_20_body"><text:span text:style-name="T1"/></text:p>
      <text:p text:style-name="P2"><text:span text:style-name="T4">explication du jeu : Le shlanga est un jeu multijoueur en vue de dessus. Chaque joueur contrôle un serpent qui se déplace sans pouvoir s'arreter, et qui ne tourne que par angle de 45°. </text:span><text:span text:style-name="T2">Les serpents se meuvent dans une arène rectangulaire. Si un joueur conduit la tête de son serpent dans un mur, dans sa propre queue, ou dans le corps de l'autre serpent, il perd. En ce sens, c'est un jeu qui ressemble à Armagetron (adaptation d'un concept </text:span><text:span text:style-name="T3">du film Tron sorti en 1982).</text:span></text:p>
      <text:h text:style-name="Heading_20_1" text:outline-level="1"><text:span text:style-name="T5">I. </text:span>Moteur physique (jeu)</text:h>
      <text:p text:style-name="P1">L'espace 2D sera divisé en cases <text:span text:style-name="T6">numérotées grace à un systeme de coordonnée dont l'origine est située en haut a gauche.</text:span> Une case pourra être une case de mur ou une case de vide, dans lequel un serpent peut se déplacer. <text:span text:style-name="T6">Chaque serpent sera considéré comme un objet à part. </text:span>Le moteur physique du jeu sera chargé de faire perdre le joueur qui aurait conduit son serpent dans, un mur, sa queue <text:span text:style-name="T6">où </text:span>le corps du serpent adverse.</text:p>
      <text:p text:style-name="P1"><text:span text:style-name="T6">L'écoulement du temps sera lui aussi discrétisé. C'est a dire que le temps s'écoulera par pas : le serpent avancera toutes les x millisecondes.</text:span></text:p>
      <text:p text:style-name="P1">Les serpents aurons une taille fixe, <text:span text:style-name="T6">contrairement au jeu « snake » sur les anciens téléphone nokia.</text:span></text:p>
      <text:p text:style-name="P4">Le moteur physique sera chargé de faire avancer le temps, c'est a dire faire avancer les snakes, gérer les colisions : c'est a dire, faire perdre un joueur si la tête de son serpent rencontre un mur, son corps, ou le corps de son adversaire.</text:p>
      <text:h text:style-name="Heading_20_1" text:outline-level="1"><text:span text:style-name="T5">II. </text:span>Moteur graphique (affichage)</text:h>
      <text:p text:style-name="P4">Dans un premier temps, un affichage en mode console sera mis en place. Puis, la bibliothèque SDL sera utilisée pour concevoir un affichage plus sophistiqué.</text:p>
      <text:h text:style-name="Heading_20_1" text:outline-level="1">IV. <text:span text:style-name="T7">Commande</text:span></text:h>
      <text:p text:style-name="P3">La commande du serpent se fera grace à 4 touches <text:span text:style-name="T7">du clavier </text:span>permettant d'orienter son serpent sur les quatre directions : haut, bas, gauche, droite.</text:p>
      <text:p text:style-name="P4">(Optionnel) Un mode multijoueur en ligne pourra être implémenté, pour permettre a deux personnes de jouer dans la même arène a partir de deux ordinateurs différents.</text:p>
      <text:h text:style-name="Heading_20_1" text:outline-level="1"><text:soft-page-break/><text:span text:style-name="T5">III. </text:span>I<text:span text:style-name="T5">ntelligence artificielle</text:span></text:h>
      <text:p text:style-name="P5">On implémentera une intelligence artificielle qui pourra contrôler un serpent « robot » de manière autonome. Dans un premier temps, le robot se déplacera de manière aléatoire, puis, une version plus élaborée, impliquant une véritable tactique, sera implémentée</text:p>
      <text:h text:style-name="Heading_20_1" text:outline-level="1">IV. Personalisations du jeu</text:h>
      <text:p text:style-name="P5">Des items apparaitrons au hasard dans l'arène pour modifier légèrement les règles du jeu. Par exemple, un item pourra permettre d'accélérer l'écoulement du tem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1cm" style:auto-text-indent="false"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ndarus </meta:initial-creator>
    <meta:creation-date>2016-02-29T15:56:41.663900652</meta:creation-date>
    <dc:date>2016-02-29T19:57:53.969571982</dc:date>
    <dc:creator>Sindarus </dc:creator>
    <meta:editing-duration>PT2M26S</meta:editing-duration>
    <meta:editing-cycles>1</meta:editing-cycles>
    <meta:document-statistic meta:table-count="0" meta:image-count="0" meta:object-count="0" meta:page-count="2" meta:paragraph-count="17" meta:word-count="411" meta:character-count="2424" meta:non-whitespace-character-count="2030"/>
    <meta:generator>LibreOffice/5.0.5.2$Linux_X86_64 LibreOffice_project/00m0$Build-2</meta:generator>
  </office:meta>
</office:document-meta>
</file>